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1.0909in"/>
    </style:style>
    <style:style style:name="co7" style:family="table-column">
      <style:table-column-properties fo:break-before="auto" style:column-width="1.1992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1.1563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1.048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1.5555in"/>
    </style:style>
    <style:style style:name="co15" style:family="table-column">
      <style:table-column-properties fo:break-before="auto" style:column-width="1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aga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44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4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Caga.N4]" office:value-type="float" office:value="17.085" calcext:value-type="float">
            <text:p>17.085</text:p>
          </table:table-cell>
          <table:table-cell table:style-name="ce3" table:formula="of:=[$Caga.O4]" office:value-type="float" office:value="91.58" calcext:value-type="float">
            <text:p>91.58</text:p>
          </table:table-cell>
          <table:table-cell table:style-name="ce3" table:formula="of:=[$Caga.M4]" office:value-type="float" office:value="0.9" calcext:value-type="float">
            <text:p>0.9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aga.Q4]" office:value-type="float" office:value="401.5322" calcext:value-type="float">
            <text:p>401.532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3" office:value-type="string" calcext:value-type="string">
            <text:p>Risk(para)</text:p>
          </table:table-cell>
          <table:table-cell table:style-name="ce3" office:value-type="string" calcext:value-type="string">
            <text:p>Maks SL (Point)</text:p>
          </table:table-cell>
          <table:table-cell table:style-name="ce3" office:value-type="string" calcext:value-type="string">
            <text:p>Hesp. MaksTP</text:p>
          </table:table-cell>
          <table:table-cell table:number-columns-repeated="56"/>
        </table:table-row>
        <table:table-row table:style-name="ro1">
          <table:table-cell table:style-name="ce3" table:formula="of:=([.A5]+[.B5])/[.B5]" office:value-type="float" office:value="1.18655820048045" calcext:value-type="float">
            <text:p>1.18655820048045</text:p>
          </table:table-cell>
          <table:table-cell table:style-name="ce3" table:formula="of:=1-[.$C$5]" office:value-type="float" office:value="0.1" calcext:value-type="float">
            <text:p>0.1</text:p>
          </table:table-cell>
          <table:table-cell table:style-name="ce3" table:formula="of:=[.C5]-[.B9]/([.A9]-1)" office:value-type="float" office:value="0.363974246414984" calcext:value-type="float">
            <text:p>0.363974246414984</text:p>
          </table:table-cell>
          <table:table-cell table:style-name="ce3" table:formula="of:=[.E5]/[.D5]*(0.7*[.F5])" office:value-type="float" office:value="0.28107254" calcext:value-type="float">
            <text:p>0.28107254</text:p>
          </table:table-cell>
          <table:table-cell table:style-name="ce3" table:formula="of:=[.$C$9]*[.$D$9]" office:value-type="float" office:value="0.102303165934445" calcext:value-type="float">
            <text:p>0.102303165934445</text:p>
          </table:table-cell>
          <table:table-cell table:style-name="ce3" table:formula="of:=[.G5]*[.E5]/100" office:value-type="float" office:value="8.030644" calcext:value-type="float">
            <text:p>8.030644</text:p>
          </table:table-cell>
          <table:table-cell table:style-name="ce3" table:formula="of:=COM.MICROSOFT.FLOOR.MATH([.F9]/[.E9])" office:value-type="float" office:value="78" calcext:value-type="float">
            <text:p>78</text:p>
          </table:table-cell>
          <table:table-cell table:style-name="ce3" table:formula="of:=([.A9]-1)*[.G9]" office:value-type="float" office:value="14.5515396374754" calcext:value-type="float">
            <text:p>14.5515396374754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1/[.D5]*(0.7*[.F5])" office:value-type="float" office:value="0.0007" calcext:value-type="float">
            <text:p>0.0007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154" calcext:value-type="float">
            <text:p>15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138" calcext:value-type="float">
            <text:p>138</text:p>
          </table:table-cell>
          <table:table-cell table:formula="of:=[.B16]*[.C5]" office:value-type="float" office:value="6.3" calcext:value-type="float">
            <text:p>6.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4.37525134881247" calcext:value-type="float">
            <text:p>4.3752513488124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1]-[.E5]" office:value-type="float" office:value="99.6350584961886" calcext:value-type="float">
            <text:p>99.635058496188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501.167258496189" calcext:value-type="float">
            <text:p>501.16725849618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0.435295" calcext:value-type="float">
            <text:p>0.43529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9.57649000000001" calcext:value-type="float">
            <text:p>9.57649000000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411.10869" calcext:value-type="float">
            <text:p>411.1086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rtalama Sabit lot </text:p>
          </table:table-cell>
          <table:table-cell table:formula="of:=COM.MICROSOFT.FLOOR.MATH([$Caga.O9];0.01)" office:value-type="float" office:value="0.08" calcext:value-type="float">
            <text:p>0.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3.48236" calcext:value-type="float">
            <text:p>3.482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76.6119200000001" calcext:value-type="float">
            <text:p>76.61192000000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478.14412" calcext:value-type="float">
            <text:p>478.14412</text:p>
          </table:table-cell>
          <table:table-cell table:number-columns-repeated="6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7" table:default-cell-style-name="ce1"/>
        <table:table-column table:style-name="co5" table:number-columns-repeated="2" table:default-cell-style-name="Default"/>
        <table:table-column table:style-name="co8" table:default-cell-style-name="ce1"/>
        <table:table-column table:style-name="co5" table:number-columns-repeated="2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5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ga" table:style-name="ta3">
        <office:forms form:automatic-focus="false" form:apply-design-mode="false"/>
        <table:table-column table:style-name="co5" table:number-columns-repeated="3" table:default-cell-style-name="Default"/>
        <table:table-column table:style-name="co13" table:default-cell-style-name="ce1"/>
        <table:table-column table:style-name="co5" table:number-columns-repeated="6" table:default-cell-style-name="Default"/>
        <table:table-column table:style-name="co14" table:default-cell-style-name="ce1"/>
        <table:table-column table:style-name="co13" table:default-cell-style-name="ce1"/>
        <table:table-column table:style-name="co5" table:number-columns-repeated="3" table:default-cell-style-name="Default"/>
        <table:table-column table:style-name="co15" table:default-cell-style-name="ce1"/>
        <table:table-column table:style-name="co5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9" calcext:value-type="float">
            <text:p>9</text:p>
          </table:table-cell>
          <table:table-cell table:style-name="ce1" table:formula="of:=[.L4]/([.L4]+[.K4])" office:value-type="float" office:value="0.9" calcext:value-type="float">
            <text:p>0.9</text:p>
          </table:table-cell>
          <table:table-cell table:style-name="ce1" table:formula="of:=SUMIF([.E5:.E211];1;[.D5:.D211])/[.L4]" office:value-type="float" office:value="17.085" calcext:value-type="float">
            <text:p>17.085</text:p>
          </table:table-cell>
          <table:table-cell table:style-name="ce1" table:formula="of:=ABS(SUMIF([.F4:.F208];1;[.D4:.D208])/[.K4])" office:value-type="float" office:value="91.58" calcext:value-type="float">
            <text:p>91.58</text:p>
          </table:table-cell>
          <table:table-cell table:formula="of:=SUM([.G5:.G59])" office:value-type="float" office:value="1.5322" calcext:value-type="float">
            <text:p>1.5322</text:p>
          </table:table-cell>
          <table:table-cell table:style-name="ce1" table:formula="of:=[.B2]+[.P4]" office:value-type="float" office:value="401.5322" calcext:value-type="float">
            <text:p>401.5322</text:p>
          </table:table-cell>
          <table:table-cell table:style-name="ce1" table:formula="of:=[.Q4]-[.G4]" office:value-type="float" office:value="410.2902" calcext:value-type="float">
            <text:p>410.2902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71" calcext:value-type="float">
            <text:p>20.7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42" calcext:value-type="float">
            <text:p>0.4142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.21" calcext:value-type="float">
            <text:p>14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21" calcext:value-type="float">
            <text:p>0.14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585" calcext:value-type="float">
            <text:p>18.58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736" calcext:value-type="float">
            <text:p>2.9736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.21" calcext:value-type="float">
            <text:p>22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84" calcext:value-type="float">
            <text:p>0.888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.21" calcext:value-type="float">
            <text:p>21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42" calcext:value-type="float">
            <text:p>0.4242</text:p>
          </table:table-cell>
          <table:table-cell table:number-columns-repeated="3"/>
          <table:table-cell table:formula="of:=STDEV([.G4:.G107])" office:value-type="float" office:value="4.08380191499405" calcext:value-type="float">
            <text:p>4.08380191499405</text:p>
          </table:table-cell>
          <table:table-cell table:formula="of:=AVERAGE([.G4:.G107])" office:value-type="float" office:value="-0.656890909090909" calcext:value-type="float">
            <text:p>-0.656890909090909</text:p>
          </table:table-cell>
          <table:table-cell table:style-name="ce1" table:formula="of:=[.L9]/[.K9]" office:value-type="float" office:value="-0.160852784430869" calcext:value-type="float">
            <text:p>-0.160852784430869</text:p>
          </table:table-cell>
          <table:table-cell/>
          <table:table-cell table:style-name="ce1" table:formula="of:=AVERAGE([.B5:.B43])" office:value-type="float" office:value="0.082" calcext:value-type="float">
            <text:p>0.082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.21" calcext:value-type="float">
            <text:p>17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21" calcext:value-type="float">
            <text:p>0.17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.21" calcext:value-type="float">
            <text:p>12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326" calcext:value-type="float">
            <text:p>0.7326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office:value-type="float" office:value="3.36" calcext:value-type="float">
            <text:p><text:s/>3.36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2.7536" calcext:value-type="float">
            <text:p>2.7536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2.24" calcext:value-type="float">
            <text:p><text:s/>2.24</text:p>
          </table:table-cell>
          <table:table-cell table:style-name="ce4" table:formula="of:=[.C13]/[.B13]-[.$B$1]" office:value-type="float" office:value="10.21" calcext:value-type="float">
            <text:p>10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.6336" calcext:value-type="float">
            <text:p>1.633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-7.92" calcext:value-type="float">
            <text:p>-7.92</text:p>
          </table:table-cell>
          <table:table-cell table:style-name="ce4" table:formula="of:=[.C14]/[.B14]-[.$B$1]" office:value-type="float" office:value="-47.79" calcext:value-type="float">
            <text:p>-47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8.6022" calcext:value-type="float">
            <text:p>-8.6022</text:p>
          </table:table-cell>
          <table:table-cell table:number-columns-repeated="57"/>
        </table:table-row>
        <table:table-row table:style-name="ro1" table:number-rows-repeated="93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mhur" table:style-name="ta4">
        <office:forms form:automatic-focus="false" form:apply-design-mode="false"/>
        <table:table-column table:style-name="co5" table:number-columns-repeated="3" table:default-cell-style-name="ce1"/>
        <table:table-column table:style-name="co5" table:default-cell-style-name="ce4"/>
        <table:table-column table:style-name="co5" table:number-columns-repeated="3" table:default-cell-style-name="ce1"/>
        <table:table-column table:style-name="co5" table:number-columns-repeated="5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5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44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44">
      <number:number number:decimal-places="2" number:min-decimal-places="2" number:min-integer-digits="1"/>
      <style:map style:condition="value()&gt;0" style:apply-style-name="N144P0"/>
      <style:map style:condition="value()&lt;0" style:apply-style-name="N144P1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ga" style:display-name="PageStyle_Cag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3T17:24:22.135711143</dc:date>
    <meta:editing-cycles>24</meta:editing-cycles>
    <meta:editing-duration>PT16H2M57S</meta:editing-duration>
    <meta:generator>LibreOffice/7.1.4.2$Linux_X86_64 LibreOffice_project/10$Build-2</meta:generator>
    <meta:document-statistic meta:table-count="4" meta:cell-count="1144" meta:object-count="0"/>
    <meta:user-defined meta:name="AppVersion">15.0000</meta:user-defined>
  </office:meta>
</office:document-meta>
</file>